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a703" officeooo:paragraph-rsid="0008a703"/>
    </style:style>
    <style:style style:name="P2" style:family="paragraph" style:parent-style-name="Standard">
      <style:text-properties officeooo:rsid="0008c6fb" officeooo:paragraph-rsid="0008c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eniusGuru!!</text:p>
      <text:p text:style-name="P2">hello neelu mada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52:16.867444348</dc:date>
    <dc:creator>acer </dc:creator>
    <meta:editing-duration>PT24M43S</meta:editing-duration>
    <meta:editing-cycles>3</meta:editing-cycles>
    <meta:document-statistic meta:table-count="0" meta:image-count="0" meta:object-count="0" meta:page-count="1" meta:paragraph-count="2" meta:word-count="5" meta:character-count="36" meta:non-whitespace-character-count="33"/>
  </office:meta>
</office:document-meta>
</file>